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Roboto" fo:font-size="14pt" officeooo:rsid="000c8186" officeooo:paragraph-rsid="000c8186" style:font-size-asian="14pt" style:font-size-complex="14pt"/>
    </style:style>
    <style:style style:name="P3" style:family="paragraph" style:parent-style-name="Standard">
      <style:text-properties style:font-name="Roboto" fo:font-size="14pt" officeooo:rsid="000c8186" officeooo:paragraph-rsid="000c8186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5" style:family="paragraph" style:parent-style-name="Standard">
      <style:text-properties style:font-name="Roboto" fo:font-size="14pt" officeooo:rsid="000c85da" officeooo:paragraph-rsid="000c85da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0c85da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18fbe9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0c85da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28379e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0f9a01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3aa848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Roboto" fo:font-size="18pt" officeooo:rsid="0018fbe9" officeooo:paragraph-rsid="0018fbe9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18fbe9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Roboto" fo:font-size="18pt" officeooo:rsid="001ce44e" officeooo:paragraph-rsid="001ce44e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style:font-name="Roboto" fo:font-size="18pt" officeooo:rsid="00182ecd" officeooo:paragraph-rsid="00182ecd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style:font-name="Roboto" fo:font-size="18pt" officeooo:rsid="00182ecd" officeooo:paragraph-rsid="00299d9f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style:font-name="Roboto" fo:font-size="18pt" officeooo:rsid="000e927d" officeooo:paragraph-rsid="000f9a01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style:font-name="Roboto" fo:font-size="18pt" officeooo:rsid="00346023" officeooo:paragraph-rsid="00346023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Roboto" fo:font-size="18pt" officeooo:rsid="0032c5cc" officeooo:paragraph-rsid="0028379e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Roboto" fo:font-size="18pt" officeooo:rsid="0033797e" officeooo:paragraph-rsid="00299d9f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Roboto" fo:font-size="18pt" officeooo:rsid="0033797e" officeooo:paragraph-rsid="003aa848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officeooo:rsid="000c85da" officeooo:paragraph-rsid="000c85da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officeooo:rsid="000f9a01" officeooo:paragraph-rsid="000f9a01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fo:font-weight="bold" officeooo:rsid="000c85da" officeooo:paragraph-rsid="0018fbe9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fo:font-weight="bold" officeooo:rsid="000c85da" officeooo:paragraph-rsid="000c85da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fo:font-weight="bold" officeooo:rsid="000f9a01" officeooo:paragraph-rsid="000f9a01" style:font-size-asian="18pt" style:font-weight-asian="bold" style:font-size-complex="18pt" style:font-weight-complex="bold"/>
    </style:style>
    <style:style style:name="P28" style:family="paragraph" style:parent-style-name="Standard">
      <style:text-properties style:font-name="Roboto" fo:font-size="32pt" fo:font-weight="bold" officeooo:rsid="000c85da" officeooo:paragraph-rsid="000c85da" style:font-size-asian="32pt" style:font-weight-asian="bold" style:font-size-complex="3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Roboto" fo:font-size="32pt" fo:font-weight="bold" officeooo:rsid="000c85da" officeooo:paragraph-rsid="000c85da" style:font-size-asian="32pt" style:font-weight-asian="bold" style:font-size-complex="3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Roboto" fo:font-size="22pt" officeooo:rsid="000c85da" officeooo:paragraph-rsid="000c85da" style:font-size-asian="22pt" style:font-size-complex="22pt"/>
    </style:style>
    <style:style style:name="P31" style:family="paragraph" style:parent-style-name="Title">
      <style:paragraph-properties fo:text-align="center" style:justify-single-word="false"/>
      <style:text-properties style:font-name="Roboto" fo:font-size="14pt" style:font-size-asian="14pt" style:font-size-complex="14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Roboto" fo:font-size="18pt" officeooo:rsid="00346023" officeooo:paragraph-rsid="00346023" style:font-size-asian="18pt" style:font-size-complex="18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Roboto" fo:font-size="18pt" officeooo:rsid="000c85da" officeooo:paragraph-rsid="0028379e" style:font-size-asian="18pt" style:font-size-complex="18pt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Roboto" fo:font-size="18pt" officeooo:rsid="003ba7b2" officeooo:paragraph-rsid="003ba7b2" style:font-size-asian="18pt" style:font-size-complex="18pt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35aed7" officeooo:paragraph-rsid="0035aed7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35aed7" officeooo:paragraph-rsid="003816e6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3ba7b2" officeooo:paragraph-rsid="003ba7b2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0c85da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82ec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3aa848" style:font-weight-asian="bold" style:font-weight-complex="bold"/>
    </style:style>
    <style:style style:name="T8" style:family="text">
      <style:text-properties officeooo:rsid="00182ecd"/>
    </style:style>
    <style:style style:name="T9" style:family="text">
      <style:text-properties officeooo:rsid="0021ba99"/>
    </style:style>
    <style:style style:name="T10" style:family="text">
      <style:text-properties officeooo:rsid="0028379e"/>
    </style:style>
    <style:style style:name="T11" style:family="text">
      <style:text-properties officeooo:rsid="0032c5cc"/>
    </style:style>
    <style:style style:name="T12" style:family="text">
      <style:text-properties style:font-name="Roboto" fo:font-size="18pt" style:font-size-asian="18pt" style:font-size-complex="18pt"/>
    </style:style>
    <style:style style:name="T13" style:family="text">
      <style:text-properties style:font-name="Roboto" fo:font-size="18pt" officeooo:rsid="000c85da" style:font-size-asian="18pt" style:font-size-complex="18pt"/>
    </style:style>
    <style:style style:name="T14" style:family="text">
      <style:text-properties style:font-name="Roboto" fo:font-size="18pt" officeooo:rsid="003816e6" style:font-size-asian="18pt" style:font-size-complex="18pt"/>
    </style:style>
    <style:style style:name="T15" style:family="text">
      <style:text-properties style:font-name="Roboto" fo:font-size="18pt" officeooo:rsid="003cd275" style:font-size-asian="18pt" style:font-size-complex="18pt"/>
    </style:style>
    <style:style style:name="T16" style:family="text">
      <style:text-properties officeooo:rsid="0033797e"/>
    </style:style>
    <style:style style:name="T17" style:family="text">
      <style:text-properties officeooo:rsid="00387624"/>
    </style:style>
    <style:style style:name="T18" style:family="text">
      <style:text-properties officeooo:rsid="003aa848"/>
    </style:style>
    <style:style style:name="T19" style:family="text">
      <style:text-properties officeooo:rsid="003ba7b2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<text:span text:style-name="T2">SPÉCIFICATIONS</text:span><text:span text:style-name="T1"> TECHNIQUES ET FONCTIONNELLES</text:span> </text:p>
      <text:p text:style-name="P2">de la <text:span text:style-name="T11">carte de vœux de fin d’année 2018 AFORMAC BERRY et ses apprenant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4">Auteur :</text:span> </text:p>
      <text:p text:style-name="P4"><text:span text:style-name="T11">Quentin, Fabien et </text:span>Francis version 1.0</text:p>
      <text:p text:style-name="P4"/>
      <text:p text:style-name="P4"><text:span text:style-name="T4">Date :</text:span> </text:p>
      <text:p text:style-name="P4"><text:span text:style-name="T11">12/12</text:span>/2018</text:p>
      <text:p text:style-name="P5"/>
      <text:p text:style-name="P28"/>
      <text:p text:style-name="P29"><text:soft-page-break/></text:p>
      <text:p text:style-name="P29"/>
      <text:p text:style-name="P29"/>
      <text:p text:style-name="P29"/>
      <text:p text:style-name="P29"/>
      <text:p text:style-name="P29">Table des matières</text:p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30"><text:span text:style-name="T3">1.</text:span> Historique du document</text:p>
      <text:p text:style-name="P30"/>
      <text:p text:style-name="P30"><text:span text:style-name="T3">2.</text:span> Présentation générale</text:p>
      <text:p text:style-name="P30"/>
      <text:p text:style-name="P30"><text:span text:style-name="T3">3. </text:span>Page principale</text:p>
      <text:p text:style-name="P16"><text:tab/> </text:p>
      <text:p text:style-name="P14"/>
      <text:p text:style-name="P13"><text:tab/></text:p>
      <text:p text:style-name="P8"/>
      <text:p text:style-name="P8"/>
      <text:p text:style-name="P8"/>
      <text:p text:style-name="P8"/>
      <text:p text:style-name="P8"/>
      <text:p text:style-name="P25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3"><text:span text:style-name="T3">1.</text:span> Historique du document</text:p>
      <text:p text:style-name="P7"/>
      <text:p text:style-name="P7"/>
      <text:p text:style-name="P9">Version : 1.0.0</text:p>
      <text:p text:style-name="P9">Nature des changements : Version initiale</text:p>
      <text:p text:style-name="P9">Rédacteurs : <text:span text:style-name="T11">Quentin, Fabien </text:span>et Francis</text:p>
      <text:p text:style-name="P9">Date : <text:span text:style-name="T11">12/12/</text:span> 2018</text:p>
      <text:p text:style-name="P9"/>
      <text:p text:style-name="P9"/>
      <text:p text:style-name="P23"><text:span text:style-name="T3">2.</text:span> Présentation générale</text:p>
      <text:p text:style-name="P7"/>
      <text:p text:style-name="P7"/>
      <text:p text:style-name="P9"><text:span text:style-name="T4">Objectifs :</text:span> </text:p>
      <text:p text:style-name="P9"/>
      <text:p text:style-name="P18">L’ objectif étant de  concevoir <text:span text:style-name="T11">une carte de vœux animée en utilisant les langages HTML + CSS et Javascript si non réalisable en CSS en utilisant des images aux formats SVG.</text:span></text:p>
      <text:p text:style-name="P18"/>
      <text:p text:style-name="P19">Élément imposés : </text:p>
      <text:p text:style-name="P19"/>
      <text:list xml:id="list2887891372" text:style-name="L1">
        <text:list-item>
          <text:p text:style-name="P32">de la neige, des confettis, … qui tombent</text:p>
        </text:list-item>
        <text:list-item>
          <text:p text:style-name="P32">quelque chose qui clignote (de façon irrégulière)</text:p>
        </text:list-item>
        <text:list-item>
          <text:p text:style-name="P32">quelque chose qui apparaît puis disparaît</text:p>
        </text:list-item>
        <text:list-item>
          <text:p text:style-name="P32">un effet de parallaxe en fonction de la position de la souris (J<text:span text:style-name="T18">avascript</text:span>) </text:p>
        </text:list-item>
        <text:list-item>
          <text:p text:style-name="P32">les logos GEN / AFORMAC /18pixel</text:p>
        </text:list-item>
        <text:list-item>
          <text:p text:style-name="P32">un objet au moins <text:span text:style-name="T18">émet</text:span> un rayonnement</text:p>
        </text:list-item>
        <text:list-item>
          <text:p text:style-name="P32">il y a du son (libre de droit)</text:p>
        </text:list-item>
      </text:list>
      <text:p text:style-name="P11"/>
      <text:p text:style-name="P9"/>
      <text:p text:style-name="P27"/>
      <text:p text:style-name="P24"><text:soft-page-break/><text:span text:style-name="T3">3.</text:span> Page<text:span text:style-name="T9"> </text:span>principale</text:p>
      <text:p text:style-name="P9"/>
      <text:p text:style-name="P9">La page principale du site se découpe en plusieurs zones. </text:p>
      <text:p text:style-name="P20">Deux polices seront utilisé, la xxxxxxxxxxxxxxxx et <text:s/></text:p>
      <text:p text:style-name="P21">xxxxxxxxxxxxxxxxxx.</text:p>
      <text:p text:style-name="P17"/>
      <text:p text:style-name="P17"/>
      <text:p text:style-name="P17"><text:tab/><text:span text:style-name="T5">Zone 1 :</text:span> <text:span text:style-name="T16"><text:s/></text:span></text:p>
      <text:p text:style-name="P15"><text:tab/><text:span text:style-name="T17">Fond</text:span> contenant <text:span text:style-name="T10">un background colore ou image de <text:tab/>couleur # xxxxxx.</text:span></text:p>
      <text:p text:style-name="P15"/>
      <text:p text:style-name="P9"/>
      <text:p text:style-name="P10"><text:tab/><text:span text:style-name="T6">Zone 2 :</text:span><text:span text:style-name="T8"> </text:span></text:p>
      <text:p text:style-name="P12"><text:tab/><text:span text:style-name="T16">Bloc principal étant une boule à neige qui pourra être <text:tab/>secoué au clic.</text:span></text:p>
      <text:p text:style-name="P12"><text:tab/></text:p>
      <text:p text:style-name="P12"><text:tab/><text:span text:style-name="T18">Bande son : </text:span></text:p>
      <text:p text:style-name="P12"/>
      <text:p text:style-name="P22"><text:tab/><text:span text:style-name="T19">La boule</text:span> contiendra :</text:p>
      <text:list xml:id="list969566994" text:style-name="L2">
        <text:list-header>
          <text:p text:style-name="P33"><text:tab/></text:p>
        </text:list-header>
        <text:list-item>
          <text:p text:style-name="P35"><text:span text:style-name="T13">u</text:span><text:span text:style-name="T12">n sapin décorer </text:span><text:span text:style-name="T14">de boules </text:span><text:span text:style-name="T15">qui clignotent et l’étoile qui rayonne</text:span></text:p>
        </text:list-item>
        <text:list-item>
          <text:p text:style-name="P35"><text:span text:style-name="T14">JOYEUSES FÊTES</text:span><text:span text:style-name="T12"> écrit sur le sapin</text:span></text:p>
        </text:list-item>
        <text:list-item>
          <text:p text:style-name="P36"><text:span text:style-name="T12">au pied du sapin un lutin terminant de positionner la lettre  « </text:span><text:span text:style-name="T14">S » </text:span><text:span text:style-name="T12">de </text:span><text:span text:style-name="T14">JOYEUSES FÊTES qui sera animé</text:span></text:p>
        </text:list-item>
        <text:list-item>
          <text:p text:style-name="P37"><text:span text:style-name="T14">x</text:span><text:span text:style-name="T12">xx</text:span></text:p>
        </text:list-item>
        <text:list-item>
          <text:p text:style-name="P34">xxx</text:p>
        </text:list-item>
        <text:list-item>
          <text:p text:style-name="P34">xxx</text:p>
        </text:list-item>
      </text:list>
      <text:p text:style-name="P10"/>
      <text:p text:style-name="P10"/>
      <text:p text:style-name="P10"><text:tab/><text:span text:style-name="T7">Zone 3 :</text:span></text:p>
      <text:p text:style-name="P12"><text:tab/><text:span text:style-name="T18">Bloc avec logo GEN / AFORMAC /18pixel</text:span></text:p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34:29.966283906</meta:creation-date>
    <dc:date>2018-12-12T11:53:19.361535045</dc:date>
    <meta:editing-duration>PT2H37M17S</meta:editing-duration>
    <meta:editing-cycles>15</meta:editing-cycles>
    <meta:generator>LibreOffice/6.0.6.2$Linux_X86_64 LibreOffice_project/00m0$Build-2</meta:generator>
    <meta:document-statistic meta:table-count="0" meta:image-count="0" meta:object-count="0" meta:page-count="4" meta:paragraph-count="49" meta:word-count="280" meta:character-count="1556" meta:non-whitespace-character-count="1302"/>
  </office:meta>
</office:document-meta>
</file>